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2.266cm" fo:min-width="5.248cm" draw:shadow="hidden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266cm" fo:min-width="5.248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2.266cm" fo:min-width="5.24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ff66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318cm" presentation:class="subtitle" presentation:user-transformed="true">
          <draw:text-box>
            <text:p><text:span text:style-name="T1">M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chan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Regeln sind einfach:</text:p>
                <text:list>
                  <text:list-item>
                    <text:p>man kann springen und sich ducken</text:p>
                  </text:list-item>
                  <text:list-item>
                    <text:p>Auftauchende Hindernisse dürfen nicht berührt werden, sonst ist das Spiel verloren</text:p>
                  </text:list-item>
                  <text:list-item>
                    <text:p>Es gibt mehr Punkte, je größer die zurückgelegte Distanz ist</text:p>
                  </text:list-item>
                </text:list>
              </text:list-item>
              <text:list-item>
                <text:p>Der Spieler hat folgende Möglichkeiten</text:p>
                <text:list>
                  <text:list-item>
                    <text:p>Space: springen</text:p>
                  </text:list-item>
                  <text:list-item>
                    <text:p>Arrow down: duc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 text:c="2"/>Es gibt Objekte, die übersprungen werden müssen und<text:tab/>Objekte, unter denen sich <text:tab/>hinweggeduckt werden muss</text:p>
                  </text:list-item>
                  <text:list-item>
                    <text:p><text:s text:c="2"/>Es existieren keine Level aber das Spiel wird<text:line-break/><text:tab/><text:tab/>kontinuierlich schneller und somit schwieriger</text:p>
                    <text:p>→ beeinflusst Dyna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ynam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Spiel läuft im Chrome-Browser</text:p>
              </text:list-item>
              <text:list-item>
                <text:p>Es treten keine Verzögerungen auf</text:p>
              </text:list-item>
              <text:list-item>
                <text:p>Spielereingaben lassen den T-Rex entweder springen oder sich ducken</text:p>
              </text:list-item>
              <text:list-item>
                <text:p>Das Spielprinzip ist einfach → Spieler will Fehler korrigieren → mehr spielen</text:p>
              </text:list-item>
              <text:list-item>
                <text:p>Aktueller Score und der bisherige Highscore wird ständig angezeig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esthe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llenge: es wird ständig schwieriger</text:p>
              </text:list-item>
              <text:list-item>
                <text:p>Submission: man möchte immer einen besseren Highscore erreichen</text:p>
              </text:list-item>
              <text:list-item>
                <text:p>Der Fun wird durch die ständig zunehmende zurückgelegte Distanz gener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4" draw:layer="layout" svg:width="8.128cm" svg:height="3.556cm" svg:x="2.794cm" svg:y="9.652cm">
          <text:p text:style-name="P3">Mechan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.128cm" svg:height="3.556cm" svg:x="16.256cm" svg:y="13.716cm">
          <text:p text:style-name="P3">Aesthe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128cm" svg:height="3.556cm" svg:x="12.954cm" svg:y="4.064cm">
          <text:p text:style-name="P3">Dynam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9.906cm" svg:y1="12.7cm" svg:x2="16.256cm" svg:y2="15.494cm">
          <text:p text:style-name="P3">springen/ducken</text:p>
        </draw:line>
        <draw:line draw:style-name="gr5" draw:text-style-name="P7" draw:layer="layout" svg:x1="23.114cm" svg:y1="14.224cm" svg:x2="21.082cm" svg:y2="5.588cm">
          <text:p text:style-name="P3">steigender Schwierigkeitsgrad</text:p>
        </draw:line>
        <draw:line draw:style-name="gr5" draw:text-style-name="P7" draw:layer="layout" svg:x1="14.224cm" svg:y1="7.112cm" svg:x2="17.526cm" svg:y2="14.224cm">
          <text:p text:style-name="P3">Besserer Highscore</text:p>
        </draw:line>
        <draw:line draw:style-name="gr5" draw:text-style-name="P7" draw:layer="layout" svg:x1="6.858cm" svg:y1="9.652cm" svg:x2="12.954cm" svg:y2="5.842cm">
          <text:p text:style-name="P3">Objekten ausweichen</text:p>
        </draw:line>
        <draw:line draw:style-name="gr5" draw:text-style-name="P7" draw:layer="layout" svg:x1="3.81cm" svg:y1="10.16cm" svg:x2="13.97cm" svg:y2="4.572cm">
          <text:p text:style-name="P3">Steigender Schwierigkeitsgrad</text:p>
        </draw:line>
        <draw:line draw:style-name="gr5" draw:text-style-name="P7" draw:layer="layout" svg:x1="17.018cm" svg:y1="7.62cm" svg:x2="19.05cm" svg:y2="13.716cm">
          <text:p text:style-name="P3">Kakteen/Vögel</text:p>
        </draw:line>
        <draw:line draw:style-name="gr5" draw:text-style-name="P7" draw:layer="layout" svg:x1="13.208cm" svg:y1="6.604cm" svg:x2="8.636cm" svg:y2="9.906cm">
          <text:p text:style-name="P3">Berührung: verloren</text:p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05:34.490784865</meta:creation-date>
    <dc:date>2016-11-23T10:31:49.017074279</dc:date>
    <meta:editing-duration>PT59M52S</meta:editing-duration>
    <meta:editing-cycles>3</meta:editing-cycles>
    <meta:generator>LibreOffice/5.1.4.2$Linux_X86_64 LibreOffice_project/10m0$Build-2</meta:generator>
    <meta:document-statistic meta:object-count="48"/>
  </office:meta>
</office:document-meta>
</file>